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3000001E0F03F96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2cm" svg:height="16.299cm" svg:x="0.3cm" svg:y="1.901cm">
          <draw:image xlink:href="Pictures/1000000000000383000001E0F03F96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3:32:50.023635543</meta:creation-date>
    <dc:date>2015-10-25T13:42:11.114696207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